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/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transparent"/>
      <style:text-properties fo:color="#ff3300"/>
    </style:style>
    <style:style style:name="ce1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/>
    <style:style style:name="ce13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14" style:family="table-cell" style:parent-style-name="Default">
      <style:table-cell-properties fo:border-bottom="none" fo:border-left="0.99pt solid #000000" fo:border-right="none" fo:border-top="none"/>
    </style:style>
    <style:style style:name="ce15" style:family="table-cell" style:parent-style-name="Default" style:data-style-name="N2">
      <style:text-properties fo:color="#2a6099"/>
    </style:style>
    <style:style style:name="ce9" style:family="table-cell" style:parent-style-name="Default" style:data-style-name="N2">
      <style:text-properties fo:color="#2a6099"/>
    </style:style>
    <style:style style:name="ce10" style:family="table-cell" style:parent-style-name="Default" style:data-style-name="N4">
      <style:text-properties fo:color="#2a6099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.5882in" svg:height="3.6287in" svg:x="5.6583in" svg:y="1.1606in">
            <draw:object draw:notify-on-update-of-ranges="Sheet1.B2:Sheet1.B2 Sheet1.B3:Sheet1.B21 Sheet1.E2:Sheet1.E2 Sheet1.E3:Sheet1.E21 Sheet1.F2:Sheet1.F2 Sheet1.F3:Sheet1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9"/>
        <table:table-column table:style-name="co1" table:number-columns-repeated="5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Data from test</text:p>
          </table:table-cell>
          <table:covered-table-cell table:style-name="ce6"/>
          <table:covered-table-cell/>
          <table:table-cell table:style-name="ce11" office:value-type="string" calcext:value-type="string" table:number-columns-spanned="3" table:number-rows-spanned="1">
            <text:p>calculated</text:p>
          </table:table-cell>
          <table:covered-table-cell table:style-name="ce6"/>
          <table:covered-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period*10000</text:p>
          </table:table-cell>
          <table:table-cell office:value-type="string" calcext:value-type="string">
            <text:p>set period</text:p>
          </table:table-cell>
          <table:table-cell office:value-type="string" calcext:value-type="string">
            <text:p>meter</text:p>
          </table:table-cell>
          <table:table-cell table:style-name="ce3" office:value-type="string" calcext:value-type="string">
            <text:p>Meter-pump</text:p>
          </table:table-cell>
          <table:table-cell office:value-type="string" calcext:value-type="string">
            <text:p>power ratio</text:p>
          </table:table-cell>
          <table:table-cell office:value-type="string" calcext:value-type="string">
            <text:p>period formula</text:p>
          </table:table-cell>
          <table:table-cell table:number-columns-repeated="3"/>
          <table:table-cell office:value-type="string" calcext:value-type="string">
            <text:p>coefficients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2" table:formula="of:=[.A3]/10000" office:value-type="float" office:value="0.9" calcext:value-type="float">
            <text:p>0.90</text:p>
          </table:table-cell>
          <table:table-cell office:value-type="float" office:value="2108" calcext:value-type="float">
            <text:p>2108</text:p>
          </table:table-cell>
          <table:table-cell table:style-name="ce13" table:formula="of:=2050" office:value-type="float" office:value="2050" calcext:value-type="float">
            <text:p>2050</text:p>
          </table:table-cell>
          <table:table-cell table:formula="of:=[.D3]/[.$J$5]" office:value-type="float" office:value="1" calcext:value-type="float">
            <text:p>1.00</text:p>
          </table:table-cell>
          <table:table-cell table:style-name="ce10" table:formula="of:=[.$J$3]*ACOS(1 - 2 * [.E3])+[.$J$4]" office:value-type="float" office:value="0.865398163397448" calcext:value-type="float">
            <text:p>0.87</text:p>
          </table:table-cell>
          <table:table-cell table:number-columns-repeated="3"/>
          <table:table-cell table:style-name="ce5" office:value-type="float" office:value="0.25" calcext:value-type="float">
            <text:p>0.25</text:p>
          </table:table-cell>
          <table:table-cell office:value-type="string" calcext:value-type="string">
            <text:p>POWER2PERIOD_KOEF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table:style-name="ce2" table:formula="of:=[.A4]/10000" office:value-type="float" office:value="0.85" calcext:value-type="float">
            <text:p>0.85</text:p>
          </table:table-cell>
          <table:table-cell office:value-type="float" office:value="2084" calcext:value-type="float">
            <text:p>2084</text:p>
          </table:table-cell>
          <table:table-cell table:style-name="ce14" table:formula="of:=[.C4]-45" office:value-type="float" office:value="2039" calcext:value-type="float">
            <text:p>2039</text:p>
          </table:table-cell>
          <table:table-cell table:formula="of:=[.D4]/[.$J$5]" office:value-type="float" office:value="0.994634146341463" calcext:value-type="float">
            <text:p>0.99</text:p>
          </table:table-cell>
          <table:table-cell table:style-name="ce10" table:formula="of:=[.$J$3]*ACOS(1 - 2 * [.E4])+[.$J$4]" office:value-type="float" office:value="0.8287393353973" calcext:value-type="float">
            <text:p>0.83</text:p>
          </table:table-cell>
          <table:table-cell table:number-columns-repeated="3"/>
          <table:table-cell table:style-name="ce5" office:value-type="float" office:value="0.08" calcext:value-type="float">
            <text:p>0.08</text:p>
          </table:table-cell>
          <table:table-cell office:value-type="string" calcext:value-type="string">
            <text:p>POWER2PERIOD_SHIFT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2" table:formula="of:=[.A5]/10000" office:value-type="float" office:value="0.8" calcext:value-type="float">
            <text:p>0.80</text:p>
          </table:table-cell>
          <table:table-cell office:value-type="float" office:value="2057" calcext:value-type="float">
            <text:p>2057</text:p>
          </table:table-cell>
          <table:table-cell table:style-name="ce14" table:formula="of:=[.C5]-45" office:value-type="float" office:value="2012" calcext:value-type="float">
            <text:p>2012</text:p>
          </table:table-cell>
          <table:table-cell table:formula="of:=[.D5]/[.$J$5]" office:value-type="float" office:value="0.981463414634146" calcext:value-type="float">
            <text:p>0.98</text:p>
          </table:table-cell>
          <table:table-cell table:style-name="ce10" table:formula="of:=[.$J$3]*ACOS(1 - 2 * [.E5])+[.$J$4]" office:value-type="float" office:value="0.797111513252971" calcext:value-type="float">
            <text:p>0.80</text:p>
          </table:table-cell>
          <table:table-cell table:number-columns-repeated="3"/>
          <table:table-cell table:style-name="ce5" office:value-type="float" office:value="2050" calcext:value-type="float">
            <text:p>2050</text:p>
          </table:table-cell>
          <table:table-cell office:value-type="string" calcext:value-type="string">
            <text:p>MAX_POWER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" table:formula="of:=[.A6]/10000" office:value-type="float" office:value="0.75" calcext:value-type="float">
            <text:p>0.75</text:p>
          </table:table-cell>
          <table:table-cell office:value-type="float" office:value="2003" calcext:value-type="float">
            <text:p>2003</text:p>
          </table:table-cell>
          <table:table-cell table:style-name="ce14" table:formula="of:=[.C6]-45" office:value-type="float" office:value="1958" calcext:value-type="float">
            <text:p>1958</text:p>
          </table:table-cell>
          <table:table-cell table:formula="of:=[.D6]/[.$J$5]" office:value-type="float" office:value="0.955121951219512" calcext:value-type="float">
            <text:p>0.96</text:p>
          </table:table-cell>
          <table:table-cell table:style-name="ce10" table:formula="of:=[.$J$3]*ACOS(1 - 2 * [.E6])+[.$J$4]" office:value-type="float" office:value="0.758667260246245" calcext:value-type="float">
            <text:p>0.76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2" table:formula="of:=[.A7]/10000" office:value-type="float" office:value="0.7" calcext:value-type="float">
            <text:p>0.70</text:p>
          </table:table-cell>
          <table:table-cell office:value-type="float" office:value="1894" calcext:value-type="float">
            <text:p>1894</text:p>
          </table:table-cell>
          <table:table-cell table:style-name="ce14" table:formula="of:=[.C7]-45" office:value-type="float" office:value="1849" calcext:value-type="float">
            <text:p>1849</text:p>
          </table:table-cell>
          <table:table-cell table:formula="of:=[.D7]/[.$J$5]" office:value-type="float" office:value="0.901951219512195" calcext:value-type="float">
            <text:p>0.90</text:p>
          </table:table-cell>
          <table:table-cell table:style-name="ce10" table:formula="of:=[.$J$3]*ACOS(1 - 2 * [.E7])+[.$J$4]" office:value-type="float" office:value="0.706156026441644" calcext:value-type="float">
            <text:p>0.71</text:p>
          </table:table-cell>
          <table:table-cell table:number-columns-repeated="5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style-name="ce2" table:formula="of:=[.A8]/10000" office:value-type="float" office:value="0.65" calcext:value-type="float">
            <text:p>0.65</text:p>
          </table:table-cell>
          <table:table-cell office:value-type="float" office:value="1745" calcext:value-type="float">
            <text:p>1745</text:p>
          </table:table-cell>
          <table:table-cell table:style-name="ce14" table:formula="of:=[.C8]-45" office:value-type="float" office:value="1700" calcext:value-type="float">
            <text:p>1700</text:p>
          </table:table-cell>
          <table:table-cell table:formula="of:=[.D8]/[.$J$5]" office:value-type="float" office:value="0.829268292682927" calcext:value-type="float">
            <text:p>0.83</text:p>
          </table:table-cell>
          <table:table-cell table:style-name="ce10" table:formula="of:=[.$J$3]*ACOS(1 - 2 * [.E8])+[.$J$4]" office:value-type="float" office:value="0.652417204472219" calcext:value-type="float">
            <text:p>0.65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" table:formula="of:=[.A9]/10000" office:value-type="float" office:value="0.6" calcext:value-type="float">
            <text:p>0.60</text:p>
          </table:table-cell>
          <table:table-cell office:value-type="float" office:value="1561" calcext:value-type="float">
            <text:p>1561</text:p>
          </table:table-cell>
          <table:table-cell table:style-name="ce14" table:formula="of:=[.C9]-45" office:value-type="float" office:value="1516" calcext:value-type="float">
            <text:p>1516</text:p>
          </table:table-cell>
          <table:table-cell table:formula="of:=[.D9]/[.$J$5]" office:value-type="float" office:value="0.739512195121951" calcext:value-type="float">
            <text:p>0.74</text:p>
          </table:table-cell>
          <table:table-cell table:style-name="ce10" table:formula="of:=[.$J$3]*ACOS(1 - 2 * [.E9])+[.$J$4]" office:value-type="float" office:value="0.59758481942952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" table:formula="of:=[.A10]/10000" office:value-type="float" office:value="0.55" calcext:value-type="float">
            <text:p>0.55</text:p>
          </table:table-cell>
          <table:table-cell office:value-type="float" office:value="1365" calcext:value-type="float">
            <text:p>1365</text:p>
          </table:table-cell>
          <table:table-cell table:style-name="ce14" table:formula="of:=[.C10]-45" office:value-type="float" office:value="1320" calcext:value-type="float">
            <text:p>1320</text:p>
          </table:table-cell>
          <table:table-cell table:formula="of:=[.D10]/[.$J$5]" office:value-type="float" office:value="0.64390243902439" calcext:value-type="float">
            <text:p>0.64</text:p>
          </table:table-cell>
          <table:table-cell table:style-name="ce10" table:formula="of:=[.$J$3]*ACOS(1 - 2 * [.E10])+[.$J$4]" office:value-type="float" office:value="0.545682567400084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" table:formula="of:=[.A11]/10000" office:value-type="float" office:value="0.5" calcext:value-type="float">
            <text:p>0.50</text:p>
          </table:table-cell>
          <table:table-cell office:value-type="float" office:value="1184" calcext:value-type="float">
            <text:p>1184</text:p>
          </table:table-cell>
          <table:table-cell table:style-name="ce14" table:formula="of:=[.C11]-45" office:value-type="float" office:value="1139" calcext:value-type="float">
            <text:p>1139</text:p>
          </table:table-cell>
          <table:table-cell table:formula="of:=[.D11]/[.$J$5]" office:value-type="float" office:value="0.555609756097561" calcext:value-type="float">
            <text:p>0.56</text:p>
          </table:table-cell>
          <table:table-cell table:style-name="ce10" table:formula="of:=[.$J$3]*ACOS(1 - 2 * [.E11])+[.$J$4]" office:value-type="float" office:value="0.500561604571973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" table:formula="of:=[.A12]/10000" office:value-type="float" office:value="0.45" calcext:value-type="float">
            <text:p>0.45</text:p>
          </table:table-cell>
          <table:table-cell office:value-type="float" office:value="981" calcext:value-type="float">
            <text:p>981</text:p>
          </table:table-cell>
          <table:table-cell table:style-name="ce14" table:formula="of:=[.C12]-45" office:value-type="float" office:value="936" calcext:value-type="float">
            <text:p>936</text:p>
          </table:table-cell>
          <table:table-cell table:formula="of:=[.D12]/[.$J$5]" office:value-type="float" office:value="0.456585365853659" calcext:value-type="float">
            <text:p>0.46</text:p>
          </table:table-cell>
          <table:table-cell table:style-name="ce10" table:formula="of:=[.$J$3]*ACOS(1 - 2 * [.E12])+[.$J$4]" office:value-type="float" office:value="0.450964395259333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" table:formula="of:=[.A13]/10000" office:value-type="float" office:value="0.4" calcext:value-type="float">
            <text:p>0.40</text:p>
          </table:table-cell>
          <table:table-cell office:value-type="float" office:value="780" calcext:value-type="float">
            <text:p>780</text:p>
          </table:table-cell>
          <table:table-cell table:style-name="ce14" table:formula="of:=[.C13]-45" office:value-type="float" office:value="735" calcext:value-type="float">
            <text:p>735</text:p>
          </table:table-cell>
          <table:table-cell table:formula="of:=[.D13]/[.$J$5]" office:value-type="float" office:value="0.358536585365854" calcext:value-type="float">
            <text:p>0.36</text:p>
          </table:table-cell>
          <table:table-cell table:style-name="ce10" table:formula="of:=[.$J$3]*ACOS(1 - 2 * [.E13])+[.$J$4]" office:value-type="float" office:value="0.40098801890738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" table:formula="of:=[.A14]/10000" office:value-type="float" office:value="0.35" calcext:value-type="float">
            <text:p>0.35</text:p>
          </table:table-cell>
          <table:table-cell office:value-type="float" office:value="596" calcext:value-type="float">
            <text:p>596</text:p>
          </table:table-cell>
          <table:table-cell table:style-name="ce14" table:formula="of:=[.C14]-45" office:value-type="float" office:value="551" calcext:value-type="float">
            <text:p>551</text:p>
          </table:table-cell>
          <table:table-cell table:formula="of:=[.D14]/[.$J$5]" office:value-type="float" office:value="0.268780487804878" calcext:value-type="float">
            <text:p>0.27</text:p>
          </table:table-cell>
          <table:table-cell table:style-name="ce10" table:formula="of:=[.$J$3]*ACOS(1 - 2 * [.E14])+[.$J$4]" office:value-type="float" office:value="0.352513066897866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" table:formula="of:=[.A15]/10000" office:value-type="float" office:value="0.3" calcext:value-type="float">
            <text:p>0.30</text:p>
          </table:table-cell>
          <table:table-cell office:value-type="float" office:value="421" calcext:value-type="float">
            <text:p>421</text:p>
          </table:table-cell>
          <table:table-cell table:style-name="ce14" table:formula="of:=[.C15]-45" office:value-type="float" office:value="376" calcext:value-type="float">
            <text:p>376</text:p>
          </table:table-cell>
          <table:table-cell table:formula="of:=[.D15]/[.$J$5]" office:value-type="float" office:value="0.183414634146341" calcext:value-type="float">
            <text:p>0.18</text:p>
          </table:table-cell>
          <table:table-cell table:style-name="ce10" table:formula="of:=[.$J$3]*ACOS(1 - 2 * [.E15])+[.$J$4]" office:value-type="float" office:value="0.301288364137825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" table:formula="of:=[.A16]/10000" office:value-type="float" office:value="0.25" calcext:value-type="float">
            <text:p>0.25</text:p>
          </table:table-cell>
          <table:table-cell office:value-type="float" office:value="284" calcext:value-type="float">
            <text:p>284</text:p>
          </table:table-cell>
          <table:table-cell table:style-name="ce14" table:formula="of:=[.C16]-45" office:value-type="float" office:value="239" calcext:value-type="float">
            <text:p>239</text:p>
          </table:table-cell>
          <table:table-cell table:formula="of:=[.D16]/[.$J$5]" office:value-type="float" office:value="0.116585365853659" calcext:value-type="float">
            <text:p>0.12</text:p>
          </table:table-cell>
          <table:table-cell table:style-name="ce10" table:formula="of:=[.$J$3]*ACOS(1 - 2 * [.E16])+[.$J$4]" office:value-type="float" office:value="0.254227459915023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table:formula="of:=[.A17]/10000" office:value-type="float" office:value="0.2" calcext:value-type="float">
            <text:p>0.20</text:p>
          </table:table-cell>
          <table:table-cell office:value-type="float" office:value="175" calcext:value-type="float">
            <text:p>175</text:p>
          </table:table-cell>
          <table:table-cell table:style-name="ce14" table:formula="of:=[.C17]-45" office:value-type="float" office:value="130" calcext:value-type="float">
            <text:p>130</text:p>
          </table:table-cell>
          <table:table-cell table:formula="of:=[.D17]/[.$J$5]" office:value-type="float" office:value="0.0634146341463415" calcext:value-type="float">
            <text:p>0.06</text:p>
          </table:table-cell>
          <table:table-cell table:style-name="ce10" table:formula="of:=[.$J$3]*ACOS(1 - 2 * [.E17])+[.$J$4]" office:value-type="float" office:value="0.20728155614505" calcext:value-type="float">
            <text:p>0.21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" table:formula="of:=[.A18]/10000" office:value-type="float" office:value="0.15" calcext:value-type="float">
            <text:p>0.15</text:p>
          </table:table-cell>
          <table:table-cell office:value-type="float" office:value="106" calcext:value-type="float">
            <text:p>106</text:p>
          </table:table-cell>
          <table:table-cell table:style-name="ce14" table:formula="of:=[.C18]-45" office:value-type="float" office:value="61" calcext:value-type="float">
            <text:p>61</text:p>
          </table:table-cell>
          <table:table-cell table:formula="of:=[.D18]/[.$J$5]" office:value-type="float" office:value="0.0297560975609756" calcext:value-type="float">
            <text:p>0.03</text:p>
          </table:table-cell>
          <table:table-cell table:style-name="ce10" table:formula="of:=[.$J$3]*ACOS(1 - 2 * [.E18])+[.$J$4]" office:value-type="float" office:value="0.166683353008029" calcext:value-type="float">
            <text:p>0.17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table:formula="of:=[.A19]/10000" office:value-type="float" office:value="0.1" calcext:value-type="float">
            <text:p>0.10</text:p>
          </table:table-cell>
          <table:table-cell office:value-type="float" office:value="66" calcext:value-type="float">
            <text:p>66</text:p>
          </table:table-cell>
          <table:table-cell table:style-name="ce14" table:formula="of:=[.C19]-45" office:value-type="float" office:value="21" calcext:value-type="float">
            <text:p>21</text:p>
          </table:table-cell>
          <table:table-cell table:formula="of:=[.D19]/[.$J$5]" office:value-type="float" office:value="0.0102439024390244" calcext:value-type="float">
            <text:p>0.01</text:p>
          </table:table-cell>
          <table:table-cell table:style-name="ce10" table:formula="of:=[.$J$3]*ACOS(1 - 2 * [.E19])+[.$J$4]" office:value-type="float" office:value="0.130692884095265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table:formula="of:=[.A20]/10000" office:value-type="float" office:value="0.05" calcext:value-type="float">
            <text:p>0.05</text:p>
          </table:table-cell>
          <table:table-cell office:value-type="float" office:value="51" calcext:value-type="float">
            <text:p>51</text:p>
          </table:table-cell>
          <table:table-cell table:style-name="ce14" table:formula="of:=[.C20]-45" office:value-type="float" office:value="6" calcext:value-type="float">
            <text:p>6</text:p>
          </table:table-cell>
          <table:table-cell table:formula="of:=[.D20]/[.$J$5]" office:value-type="float" office:value="0.00292682926829268" calcext:value-type="float">
            <text:p>0.00</text:p>
          </table:table-cell>
          <table:table-cell table:style-name="ce10" table:formula="of:=[.$J$3]*ACOS(1 - 2 * [.E20])+[.$J$4]" office:value-type="float" office:value="0.107063301614744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A21]/10000" office:value-type="float" office:value="0" calcext:value-type="float">
            <text:p>0.00</text:p>
          </table:table-cell>
          <table:table-cell office:value-type="float" office:value="46" calcext:value-type="float">
            <text:p>46</text:p>
          </table:table-cell>
          <table:table-cell table:style-name="ce14" table:formula="of:=[.C21]-45" office:value-type="float" office:value="1" calcext:value-type="float">
            <text:p>1</text:p>
          </table:table-cell>
          <table:table-cell table:formula="of:=[.D21]/[.$J$5]" office:value-type="float" office:value="0.000487804878048781" calcext:value-type="float">
            <text:p>0.00</text:p>
          </table:table-cell>
          <table:table-cell table:style-name="ce10" table:formula="of:=[.$J$3]*ACOS(1 - 2 * [.E21])+[.$J$4]" office:value-type="float" office:value="0.0910440506219089" calcext:value-type="float">
            <text:p>0.09</text:p>
          </table:table-cell>
          <table:table-cell table:number-columns-repeated="5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5" loext:min-decimal-places="5" number:min-integer-digits="1" number:grouping="true"/>
    </number:number-style>
    <number:number-style style:name="N137">
      <number:number number:decimal-places="6" loext:min-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9:43:49.146506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12T10:12:27.510910471</meta:creation-date>
    <dc:date>2022-01-07T09:50:06.586361678</dc:date>
    <meta:editing-duration>PT5H44M11S</meta:editing-duration>
    <meta:editing-cycles>17</meta:editing-cycles>
    <meta:generator>LibreOffice/6.4.7.2$Linux_X86_64 LibreOffice_project/40$Build-2</meta:generator>
    <meta:document-statistic meta:table-count="1" meta:cell-count="1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75cm" svg:height="9.218cm" xlink:href=".." xlink:type="simple" chart:class="chart:line" chart:style-name="ch1">
        <chart:legend chart:legend-position="end" svg:x="15.761cm" svg:y="3.812cm" style:legend-expansion="high" chart:style-name="ch2"/>
        <chart:plot-area chart:style-name="ch3" table:cell-range-address="Sheet1.B2:Sheet1.B21 Sheet1.E2:Sheet1.F21" chart:data-source-has-labels="row" svg:x="0.385cm" svg:y="0.184cm" svg:width="14.991cm" svg:height="8.85cm">
          <chartooo:coordinate-region svg:x="1.297cm" svg:y="0.384cm" svg:width="13.892cm" svg:height="8.0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1" chart:label-cell-address="Sheet1.B2:Sheet1.B2" chart:class="chart:line">
            <chart:data-point chart:repeated="19"/>
          </chart:series>
          <chart:series chart:style-name="ch8" chart:values-cell-range-address="Sheet1.E3:Sheet1.E21" chart:label-cell-address="Sheet1.E2:Sheet1.E2" chart:class="chart:line">
            <chart:data-point chart:repeated="19"/>
          </chart:series>
          <chart:series chart:style-name="ch9" chart:values-cell-range-address="Sheet1.F3:Sheet1.F21" chart:label-cell-address="Sheet1.F2:Sheet1.F2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eriod</text:p>
                <draw:g>
                  <svg:desc>Sheet1.B2:Sheet1.B2</svg:desc>
                </draw:g>
              </table:table-cell>
              <table:table-cell office:value-type="string">
                <text:p>power ratio</text:p>
                <draw:g>
                  <svg:desc>Sheet1.E2:Sheet1.E2</svg:desc>
                </draw:g>
              </table:table-cell>
              <table:table-cell office:value-type="string">
                <text:p>period formula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Sheet1.B3:Sheet1.B21</svg:desc>
                </draw:g>
              </table:table-cell>
              <table:table-cell office:value-type="float" office:value="1">
                <text:p>1</text:p>
                <draw:g>
                  <svg:desc>Sheet1.E3:Sheet1.E21</svg:desc>
                </draw:g>
              </table:table-cell>
              <table:table-cell office:value-type="float" office:value="0.865398163397448">
                <text:p>0.865398163397448</text:p>
                <draw:g>
                  <svg:desc>Sheet1.F3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994634146341463">
                <text:p>0.994634146341463</text:p>
              </table:table-cell>
              <table:table-cell office:value-type="float" office:value="0.8287393353973">
                <text:p>0.8287393353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981463414634146">
                <text:p>0.981463414634146</text:p>
              </table:table-cell>
              <table:table-cell office:value-type="float" office:value="0.797111513252971">
                <text:p>0.797111513252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55121951219512">
                <text:p>0.955121951219512</text:p>
              </table:table-cell>
              <table:table-cell office:value-type="float" office:value="0.758667260246245">
                <text:p>0.758667260246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01951219512195">
                <text:p>0.901951219512195</text:p>
              </table:table-cell>
              <table:table-cell office:value-type="float" office:value="0.706156026441644">
                <text:p>0.706156026441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0.652417204472219">
                <text:p>0.652417204472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739512195121951">
                <text:p>0.739512195121951</text:p>
              </table:table-cell>
              <table:table-cell office:value-type="float" office:value="0.59758481942952">
                <text:p>0.59758481942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0.64390243902439">
                <text:p>0.64390243902439</text:p>
              </table:table-cell>
              <table:table-cell office:value-type="float" office:value="0.545682567400084">
                <text:p>0.545682567400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55609756097561">
                <text:p>0.555609756097561</text:p>
              </table:table-cell>
              <table:table-cell office:value-type="float" office:value="0.500561604571973">
                <text:p>0.500561604571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456585365853659">
                <text:p>0.456585365853659</text:p>
              </table:table-cell>
              <table:table-cell office:value-type="float" office:value="0.450964395259333">
                <text:p>0.450964395259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0.358536585365854">
                <text:p>0.358536585365854</text:p>
              </table:table-cell>
              <table:table-cell office:value-type="float" office:value="0.40098801890738">
                <text:p>0.4009880189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0.268780487804878">
                <text:p>0.268780487804878</text:p>
              </table:table-cell>
              <table:table-cell office:value-type="float" office:value="0.352513066897866">
                <text:p>0.352513066897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183414634146341">
                <text:p>0.183414634146341</text:p>
              </table:table-cell>
              <table:table-cell office:value-type="float" office:value="0.301288364137825">
                <text:p>0.301288364137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0.116585365853659">
                <text:p>0.116585365853659</text:p>
              </table:table-cell>
              <table:table-cell office:value-type="float" office:value="0.254227459915023">
                <text:p>0.254227459915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0634146341463415">
                <text:p>0.0634146341463415</text:p>
              </table:table-cell>
              <table:table-cell office:value-type="float" office:value="0.20728155614505">
                <text:p>0.20728155614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297560975609756">
                <text:p>0.0297560975609756</text:p>
              </table:table-cell>
              <table:table-cell office:value-type="float" office:value="0.166683353008029">
                <text:p>0.166683353008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">
                <text:p>0.1</text:p>
              </table:table-cell>
              <table:table-cell office:value-type="float" office:value="0.0102439024390244">
                <text:p>0.0102439024390244</text:p>
              </table:table-cell>
              <table:table-cell office:value-type="float" office:value="0.130692884095265">
                <text:p>0.13069288409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">
                <text:p>0.05</text:p>
              </table:table-cell>
              <table:table-cell office:value-type="float" office:value="0.00292682926829268">
                <text:p>0.00292682926829268</text:p>
              </table:table-cell>
              <table:table-cell office:value-type="float" office:value="0.107063301614744">
                <text:p>0.1070633016147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487804878048781">
                <text:p>0.000487804878048781</text:p>
              </table:table-cell>
              <table:table-cell office:value-type="float" office:value="0.0910440506219089">
                <text:p>0.0910440506219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